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0.7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color="#ddddd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4" table:default-cell-style-name="ce3"/>
        <table:table-column table:style-name="co6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>
            <text:p>Artikel</text:p>
          </table:table-cell>
          <table:table-cell table:style-name="ce1" office:value-type="string">
            <text:p>Bil/handkontroll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Finns redan</text:p>
          </table:table-cell>
          <table:table-cell table:style-name="ce1" office:value-type="string">
            <text:p>Länk</text:p>
          </table:table-cell>
          <table:table-cell table:number-columns-repeated="8"/>
        </table:table-row>
        <table:table-row table:style-name="ro1">
          <table:table-cell office:value-type="string">
            <text:p>Linkura mätare</text:p>
          </table:table-cell>
          <table:table-cell office:value-type="string">
            <text:p>Handkontro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Linkura bjuder</text:p>
          </table:table-cell>
          <table:table-cell table:number-columns-repeated="8"/>
        </table:table-row>
        <table:table-row table:style-name="ro1">
          <table:table-cell office:value-type="string">
            <text:p>Strömkälla</text:p>
          </table:table-cell>
          <table:table-cell office:value-type="string">
            <text:p>Handkontroll</text:p>
          </table:table-cell>
          <table:table-cell office:value-type="float" office:value="1">
            <text:p>1</text:p>
          </table:table-cell>
          <table:table-cell/>
          <table:table-cell table:formula="of:=[.C3]*[.D3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CD 16x2</text:p>
          </table:table-cell>
          <table:table-cell office:value-type="string">
            <text:p>Handkontro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4]*[.D4]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Finns på skolan</text:p>
          </table:table-cell>
          <table:table-cell table:number-columns-repeated="2"/>
          <table:table-cell table:style-name="ce1" table:number-columns-repeated="5"/>
          <table:table-cell table:style-name="ce3"/>
        </table:table-row>
        <table:table-row table:style-name="ro1">
          <table:table-cell office:value-type="string">
            <text:p>BlueSmirf</text:p>
          </table:table-cell>
          <table:table-cell office:value-type="string">
            <text:p>B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Finns på skolan</text:p>
          </table:table-cell>
          <table:table-cell table:number-columns-repeated="8"/>
        </table:table-row>
        <table:table-row table:style-name="ro1">
          <table:table-cell office:value-type="string">
            <text:p>Atmega8-16PU</text:p>
          </table:table-cell>
          <table:table-cell office:value-type="string">
            <text:p>Handkontroll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C6]*[.D6]" office:value-type="float" office:value="31">
            <text:p>31</text:p>
          </table:table-cell>
          <table:table-cell/>
          <table:table-cell office:value-type="string">
            <text:p>http://www.electrokit.com/atmega328pu.49179</text:p>
          </table:table-cell>
          <table:table-cell table:number-columns-repeated="8"/>
        </table:table-row>
        <table:table-row table:style-name="ro1">
          <table:table-cell office:value-type="string">
            <text:p>Strömbrytare</text:p>
          </table:table-cell>
          <table:table-cell office:value-type="string">
            <text:p>Handkontroll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http://www.kjell.com/se/sortiment/el-verktyg/elektronik/rc-tillbehor/tillbehor-servo-mottagare/1-polig-strombrytare-till-till-100-ma-p67396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office:value-type="string">
            <text:p>Strömbrytare</text:p>
          </table:table-cell>
          <table:table-cell office:value-type="string">
            <text:p>Handkontro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office:value-type="string">
            <text:p>http://www.kjell.com/se/sortiment/el-verktyg/elektronik/elektromekanik/strombrytare/tryckstrombrytare/tryckstrombrytare-fran-(till)-bla-p3602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>
            <text:p>MCU</text:p>
          </table:table-cell>
          <table:table-cell office:value-type="string">
            <text:p>Bil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C11]*[.D11]" office:value-type="float" office:value="39">
            <text:p>39</text:p>
          </table:table-cell>
          <table:table-cell/>
          <table:table-cell office:value-type="string">
            <text:p>http://www.electrokit.com/atmega16820pu.44301?sort=price_asc</text:p>
          </table:table-cell>
          <table:table-cell table:number-columns-repeated="8"/>
        </table:table-row>
        <table:table-row table:style-name="ro1">
          <table:table-cell office:value-type="string">
            <text:p>ATTiny85</text:p>
          </table:table-cell>
          <table:table-cell office:value-type="string">
            <text:p>Bil</text:p>
          </table:table-cell>
          <table:table-cell table:style-name="ce2"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[.C12]*[.D12]" office:value-type="float" office:value="58">
            <text:p>58</text:p>
          </table:table-cell>
          <table:table-cell office:value-type="string">
            <text:p>X</text:p>
          </table:table-cell>
          <table:table-cell office:value-type="string">
            <text:p>http://www.electrokit.com/attiny8520pu.44746?sort=price_asc</text:p>
          </table:table-cell>
          <table:table-cell table:number-columns-repeated="4"/>
          <table:table-cell table:style-name="ce5" table:number-columns-repeated="3"/>
          <table:table-cell/>
        </table:table-row>
        <table:table-row table:style-name="ro1">
          <table:table-cell office:value-type="string">
            <text:p>IR emitter</text:p>
          </table:table-cell>
          <table:table-cell office:value-type="string">
            <text:p>B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C13]*[.D13]" office:value-type="float" office:value="20">
            <text:p>20</text:p>
          </table:table-cell>
          <table:table-cell/>
          <table:table-cell office:value-type="string">
            <text:p>http://www.kjell.com/se/sortiment/el-verktyg/elektronik/optokomponenter/ir-dioder-fototransistorer/ir-dioder-5-mm-10-pack-p89281</text:p>
          </table:table-cell>
          <table:table-cell table:number-columns-repeated="8"/>
        </table:table-row>
        <table:table-row table:style-name="ro1">
          <table:table-cell office:value-type="string">
            <text:p>IR reciever</text:p>
          </table:table-cell>
          <table:table-cell office:value-type="string">
            <text:p>Bil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C14]*[.D14]" office:value-type="float" office:value="60">
            <text:p>60</text:p>
          </table:table-cell>
          <table:table-cell/>
          <table:table-cell office:value-type="string">
            <text:p>http://www.kjell.com/se/sortiment/el-verktyg/elektronik/optokomponenter/ir-dioder-fototransistorer/fototransistor-5-mm-p90042</text:p>
          </table:table-cell>
          <table:table-cell table:number-columns-repeated="8"/>
        </table:table-row>
        <table:table-row table:style-name="ro1">
          <table:table-cell office:value-type="string">
            <text:p>Diod</text:p>
          </table:table-cell>
          <table:table-cell office:value-type="string">
            <text:p>Bi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C15]*[.D15]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Finns på skolan</text:p>
          </table:table-cell>
          <table:table-cell table:number-columns-repeated="8"/>
        </table:table-row>
        <table:table-row table:style-name="ro1">
          <table:table-cell office:value-type="string">
            <text:p>H-brygga</text:p>
          </table:table-cell>
          <table:table-cell office:value-type="string">
            <text:p>Bil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C16]*[.D16]" office:value-type="float" office:value="21">
            <text:p>21</text:p>
          </table:table-cell>
          <table:table-cell office:value-type="string">
            <text:p>X</text:p>
          </table:table-cell>
          <table:table-cell office:value-type="string">
            <text:p>http://www.electrokit.com/sn754410ne.49232?sort=price_asc</text:p>
          </table:table-cell>
          <table:table-cell table:number-columns-repeated="8"/>
        </table:table-row>
        <table:table-row table:style-name="ro1">
          <table:table-cell office:value-type="string">
            <text:p>Strömbrytare</text:p>
          </table:table-cell>
          <table:table-cell office:value-type="string">
            <text:p>Handkontroll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http://www.kjell.com/se/sortiment/el-verktyg/elektronik/rc-tillbehor/tillbehor-servo-mottagare/1-polig-strombrytare-till-till-100-ma-p67396</text:p>
          </table:table-cell>
          <table:table-cell table:number-columns-repeated="8"/>
        </table:table-row>
        <table:table-row table:style-name="ro1">
          <table:table-cell office:value-type="string">
            <text:p>RGB</text:p>
          </table:table-cell>
          <table:table-cell office:value-type="string">
            <text:p>Bil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[.C18]*[.D18]" office:value-type="float" office:value="75">
            <text:p>75</text:p>
          </table:table-cell>
          <table:table-cell/>
          <table:table-cell office:value-type="string">
            <text:p>https://www.m.nu/neopixel-stick-ws2812-5050-with-integrated-drivers-p-1081.html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>
            <text:p>Programmerare</text:p>
          </table:table-cell>
          <table:table-cell office:value-type="string">
            <text:p>Övrigt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table:formula="of:=[.C21]*[.D21]" office:value-type="float" office:value="159">
            <text:p>159</text:p>
          </table:table-cell>
          <table:table-cell/>
          <table:table-cell office:value-type="string">
            <text:p>http://www.electrokit.com/avr-pocket-programmer.46811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formula="of:=SUM([.E1:.E21])" office:value-type="float" office:value="527">
            <text:p>527</text:p>
          </table:table-cell>
          <table:table-cell office:value-type="string">
            <text:p>Med</text:p>
          </table:table-cell>
          <table:table-cell office:value-type="string">
            <text:p>programerare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2:.E18])" office:value-type="float" office:value="368">
            <text:p>368</text:p>
          </table:table-cell>
          <table:table-cell office:value-type="string">
            <text:p>Utan</text:p>
          </table:table-cell>
          <table:table-cell office:value-type="string">
            <text:p>Programerare</text:p>
          </table:table-cell>
          <table:table-cell table:number-columns-repeated="8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rk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2016-04-12</text:date>, <text:time>15:12:1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9:08:03.90</meta:creation-date>
    <meta:editing-duration>PT8M2S</meta:editing-duration>
    <meta:editing-cycles>2</meta:editing-cycles>
    <meta:generator>OpenOffice/4.1.1$Win32 OpenOffice.org_project/411m6$Build-9775</meta:generator>
    <meta:initial-creator>Christoffer Bask</meta:initial-creator>
    <dc:date>2016-04-12T15:12:16.86</dc:date>
    <dc:creator>Christoffer Bask</dc:creator>
    <meta:document-statistic meta:table-count="3" meta:cell-count="112" meta:object-count="0"/>
  </office:meta>
</office:document-meta>
</file>